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4"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9"/>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4"/>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46"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653" calcext:value-type="float">
            <text:p>653</text:p>
          </table:table-cell>
          <table:table-cell office:value-type="string" calcext:value-type="string">
            <text:p>DDI – Metkan tuottama DDI-tiedosto ei validoidu</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46"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6" calcext:value-type="float">
            <text:p>596</text:p>
          </table:table-cell>
          <table:table-cell office:value-type="string" calcext:value-type="string">
            <text:p>DDI export: tieto liittyvästä aineistosta ei tule DDI:h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46"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6"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9">00/00/0000</text:date>, <text:time style:data-style-name="N2" text:time-value="15:16:03.6697464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09-19T14:43:09.677569297</dc:date>
    <meta:editing-duration>P66DT28M21S</meta:editing-duration>
    <meta:editing-cycles>224</meta:editing-cycles>
    <meta:generator>LibreOffice/5.4.6.2$Linux_X86_64 LibreOffice_project/40m0$Build-2</meta:generator>
    <meta:document-statistic meta:table-count="2" meta:cell-count="1174" meta:object-count="0"/>
  </office:meta>
</office:document-meta>
</file>